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48178" officeooo:paragraph-rsid="00248178"/>
    </style:style>
    <style:style style:name="P2" style:family="paragraph" style:parent-style-name="Standard">
      <style:text-properties officeooo:rsid="00258e4f" officeooo:paragraph-rsid="00258e4f"/>
    </style:style>
    <style:style style:name="P3" style:family="paragraph" style:parent-style-name="Standard">
      <style:text-properties officeooo:rsid="0028d57d" officeooo:paragraph-rsid="0028d57d"/>
    </style:style>
    <style:style style:name="P4" style:family="paragraph" style:parent-style-name="Standard">
      <style:paragraph-properties fo:text-align="center" style:justify-single-word="false"/>
      <style:text-properties fo:font-size="28pt" officeooo:rsid="0028d57d" officeooo:paragraph-rsid="0028d57d" style:font-size-asian="28pt" style:font-size-complex="28pt"/>
    </style:style>
    <style:style style:name="P5" style:family="paragraph" style:parent-style-name="Standard">
      <style:text-properties style:font-name="FreeMono" fo:font-size="14pt" officeooo:rsid="0028d57d" officeooo:paragraph-rsid="0028d57d" style:font-size-asian="14pt" style:font-size-complex="14pt"/>
    </style:style>
    <style:style style:name="P6" style:family="paragraph" style:parent-style-name="Standard">
      <style:text-properties style:font-name="FreeMono" fo:font-size="14pt" officeooo:rsid="0028d57d" officeooo:paragraph-rsid="002979f8" style:font-size-asian="14pt" style:font-size-complex="14pt"/>
    </style:style>
    <style:style style:name="P7" style:family="paragraph" style:parent-style-name="Standard">
      <style:text-properties style:font-name="FreeMono" fo:font-size="14pt" officeooo:rsid="0028d57d" officeooo:paragraph-rsid="002a55f3" style:font-size-asian="14pt" style:font-size-complex="14pt"/>
    </style:style>
    <style:style style:name="P8" style:family="paragraph" style:parent-style-name="Standard">
      <style:text-properties style:font-name="FreeMono" fo:font-size="14pt" officeooo:rsid="002979f8" officeooo:paragraph-rsid="002979f8" style:font-size-asian="14pt" style:font-size-complex="14pt"/>
    </style:style>
    <style:style style:name="P9" style:family="paragraph" style:parent-style-name="Standard">
      <style:text-properties style:font-name="FreeMono" fo:font-size="14pt" officeooo:rsid="002b2e41" officeooo:paragraph-rsid="002b2e41" style:font-size-asian="12.25pt" style:font-size-complex="14pt"/>
    </style:style>
    <style:style style:name="P10" style:family="paragraph" style:parent-style-name="Standard">
      <style:text-properties style:font-name="Liberation Serif" fo:font-size="20pt" officeooo:rsid="002a55f3" officeooo:paragraph-rsid="002a55f3" style:font-size-asian="20pt" style:font-size-complex="20pt"/>
    </style:style>
    <style:style style:name="P11" style:family="paragraph" style:parent-style-name="Standard">
      <style:text-properties style:font-name="Liberation Serif" fo:font-size="14pt" officeooo:rsid="002ab179" officeooo:paragraph-rsid="002ab179" style:font-size-asian="12.25pt" style:font-size-complex="14pt"/>
    </style:style>
    <style:style style:name="P12" style:family="paragraph" style:parent-style-name="Standard">
      <style:text-properties fo:font-size="20pt" officeooo:rsid="00248178" officeooo:paragraph-rsid="00248178" style:font-size-asian="20pt" style:font-size-complex="20pt"/>
    </style:style>
    <style:style style:name="P13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248178" officeooo:paragraph-rsid="00248178"/>
    </style:style>
    <style:style style:name="P14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258e4f" officeooo:paragraph-rsid="00258e4f"/>
    </style:style>
    <style:style style:name="P15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2d9437" officeooo:paragraph-rsid="002d9437"/>
    </style:style>
    <style:style style:name="P16" style:family="paragraph" style:parent-style-name="Standard">
      <style:text-properties fo:font-variant="normal" fo:text-transform="none" fo:color="#333333" style:font-name="Liberation Serif" fo:font-size="10.5pt" fo:letter-spacing="normal" fo:font-style="normal" fo:font-weight="normal" officeooo:rsid="002d9437" officeooo:paragraph-rsid="002d9437"/>
    </style:style>
    <style:style style:name="P17" style:family="paragraph" style:parent-style-name="Standard">
      <style:paragraph-properties fo:break-before="page"/>
      <style:text-properties fo:font-size="20pt" officeooo:rsid="0028d57d" officeooo:paragraph-rsid="0028d57d" style:font-size-asian="20pt" style:font-size-complex="20pt"/>
    </style:style>
    <style:style style:name="P18" style:family="paragraph" style:parent-style-name="Standard">
      <style:paragraph-properties fo:break-before="page"/>
      <style:text-properties style:font-name="Liberation Serif" fo:font-size="20pt" officeooo:rsid="002a55f3" officeooo:paragraph-rsid="002a55f3" style:font-size-asian="20pt" style:font-size-complex="20pt"/>
    </style:style>
    <style:style style:name="P19" style:family="paragraph" style:parent-style-name="Standard" style:list-style-name="L1">
      <style:text-properties officeooo:rsid="00248178" officeooo:paragraph-rsid="00248178"/>
    </style:style>
    <style:style style:name="P20" style:family="paragraph" style:parent-style-name="Standard" style:list-style-name="L1">
      <style:text-properties officeooo:rsid="00258e4f" officeooo:paragraph-rsid="00258e4f"/>
    </style:style>
    <style:style style:name="P21" style:family="paragraph" style:parent-style-name="Standard" style:list-style-name="L1">
      <style:text-properties officeooo:rsid="0027e287" officeooo:paragraph-rsid="0027e287"/>
    </style:style>
    <style:style style:name="P22" style:family="paragraph" style:parent-style-name="Standard" style:list-style-name="L1">
      <style:text-properties officeooo:rsid="0028d57d" officeooo:paragraph-rsid="0028d57d"/>
    </style:style>
    <style:style style:name="P23" style:family="paragraph" style:parent-style-name="Standard" style:list-style-name="L1">
      <style:text-properties officeooo:rsid="0027a4bc" officeooo:paragraph-rsid="0027a4bc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officeooo:rsid="00258e4f"/>
    </style:style>
    <style:style style:name="T3" style:family="text">
      <style:text-properties officeooo:rsid="00269f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e287"/>
    </style:style>
    <style:style style:name="T6" style:family="text">
      <style:text-properties officeooo:rsid="0028d57d"/>
    </style:style>
    <style:style style:name="T7" style:family="text">
      <style:text-properties officeooo:rsid="002979f8"/>
    </style:style>
    <style:style style:name="T8" style:family="text">
      <style:text-properties officeooo:rsid="0029df89"/>
    </style:style>
    <style:style style:name="T9" style:family="text">
      <style:text-properties officeooo:rsid="002a55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TALK TO: </text:span>David Alarcon</text:p>
      <text:p text:style-name="P2"/>
      <text:p text:style-name="P4">PYGG – WEB APPLICATION</text:p>
      <text:p text:style-name="P4"/>
      <text:p text:style-name="P12">Overview Of Web Application</text:p>
      <text:p text:style-name="P1">Piggy Bank where people can log who much they are saving for something</text:p>
      <text:list xml:id="list2171443004973796526" text:style-name="L1">
        <text:list-item>
          <text:p text:style-name="P19">Sign up – MODEL 1 USERS</text:p>
          <text:list>
            <text:list-item>
              <text:p text:style-name="P19">Facebook Login</text:p>
            </text:list-item>
          </text:list>
        </text:list-item>
        <text:list-item>
          <text:p text:style-name="P19">Log in</text:p>
        </text:list-item>
        <text:list-item>
          <text:p text:style-name="P19">Creation of Piggy Banks -MODEL 2 Piggy Banks</text:p>
          <text:list>
            <text:list-item>
              <text:p text:style-name="P19">Title</text:p>
            </text:list-item>
            <text:list-item>
              <text:p text:style-name="P19">How much</text:p>
            </text:list-item>
            <text:list-item>
              <text:p text:style-name="P19">Description</text:p>
            </text:list-item>
            <text:list-item>
              <text:p text:style-name="P19">Deadline</text:p>
            </text:list-item>
            <text:list-item>
              <text:p text:style-name="P19">How many times you will be putting in</text:p>
            </text:list-item>
            <text:list-item>
              <text:p text:style-name="P19">Provides the amount of money you should add based <text:span text:style-name="T3">on</text:span> (deadline and how much)</text:p>
            </text:list-item>
            <text:list-item>
              <text:p text:style-name="P19">Public or Private</text:p>
            </text:list-item>
            <text:list-item>
              <text:p text:style-name="P20">Favorite</text:p>
            </text:list-item>
          </text:list>
        </text:list-item>
        <text:list-item>
          <text:p text:style-name="P19">User Profile</text:p>
          <text:list>
            <text:list-item>
              <text:p text:style-name="P19">List <text:span text:style-name="T2">personal piggy banks</text:span></text:p>
            </text:list-item>
            <text:list-item>
              <text:p text:style-name="P20">Link to details</text:p>
            </text:list-item>
            <text:list-item>
              <text:p text:style-name="P21">notification</text:p>
              <text:list>
                <text:list-item>
                  <text:p text:style-name="P21">For reminders to place money</text:p>
                </text:list-item>
                <text:list-item>
                  <text:p text:style-name="P21">Notify when user reaches goal</text:p>
                </text:list-item>
              </text:list>
            </text:list-item>
            <text:list-item>
              <text:p text:style-name="P20">List friends</text:p>
            </text:list-item>
          </text:list>
        </text:list-item>
        <text:list-item>
          <text:p text:style-name="P21">Piggy Bank Details</text:p>
          <text:list>
            <text:list-item>
              <text:p text:style-name="P21">Title</text:p>
            </text:list-item>
            <text:list-item>
              <text:p text:style-name="P21">How much</text:p>
            </text:list-item>
            <text:list-item>
              <text:p text:style-name="P21">description</text:p>
            </text:list-item>
            <text:list-item>
              <text:p text:style-name="P21">deadline</text:p>
            </text:list-item>
            <text:list-item>
              <text:p text:style-name="P21">how much as been placed in</text:p>
            </text:list-item>
            <text:list-item>
              <text:p text:style-name="P22">Show next payment date (COUNTDOWN?)</text:p>
            </text:list-item>
          </text:list>
        </text:list-item>
        <text:list-item>
          <text:p text:style-name="P21">Add Stripe API</text:p>
          <text:list>
            <text:list-item>
              <text:p text:style-name="P21">Tie user’s saving account to stripe</text:p>
            </text:list-item>
            <text:list-item>
              <text:p text:style-name="P22">payments to account</text:p>
            </text:list-item>
          </text:list>
        </text:list-item>
        <text:list-item>
          <text:p text:style-name="P19">Group Contribution</text:p>
          <text:list>
            <text:list-item>
              <text:p text:style-name="P23">Adding users to a piggy bank</text:p>
            </text:list-item>
            <text:list-item>
              <text:p text:style-name="P23">On Piggy Bank</text:p>
              <text:list>
                <text:list-item>
                  <text:p text:style-name="P23">Dropdown menu to select from friend’s list</text:p>
                </text:list-item>
                <text:list-item>
                  <text:p text:style-name="P23">Add inputs for how much percentage will be paid for each person<text:line-break/><text:span text:style-name="T4">why percentage? </text:span>Flexibil<text:span text:style-name="T5">i</text:span>ty. Think if you are trying to teach a kid to save up for something but you plan on paying for most of it or income differences between users.</text:p>
                </text:list-item>
                <text:list-item>
                  <text:p text:style-name="P23">How they often they are going to pay for it</text:p>
                </text:list-item>
              </text:list>
            </text:list-item>
          </text:list>
        </text:list-item>
      </text:list>
      <text:p text:style-name="P3"/>
      <text:p text:style-name="P17">Databases</text:p>
      <text:p text:style-name="P5">User{</text:p>
      <text:p text:style-name="P5"><text:tab/>FullName: string,</text:p>
      <text:p text:style-name="P5"><text:tab/>email: string,</text:p>
      <text:p text:style-name="P5"><text:tab/>password: ←if local authentication is used</text:p>
      <text:p text:style-name="P5">}</text:p>
      <text:p text:style-name="P5"/>
      <text:p text:style-name="P5">PiggyBank{</text:p>
      <text:p text:style-name="P5"><text:tab/>title: string,</text:p>
      <text:p text:style-name="P5"><text:tab/>description: string,</text:p>
      <text:p text:style-name="P5"><text:tab/>totalCost: number,</text:p>
      <text:p text:style-name="P5"><text:tab/>deadline: <text:span text:style-name="T7">Date,</text:span></text:p>
      <text:p text:style-name="P6"><text:tab/><text:span text:style-name="T7">payments: {</text:span></text:p>
      <text:p text:style-name="P6"><text:tab/><text:tab/><text:span text:style-name="T8">owner: SchemaId,</text:span></text:p>
      <text:p text:style-name="P7"><text:tab/><text:tab/><text:span text:style-name="T7">remainingCost: number,</text:span></text:p>
      <text:p text:style-name="P6"><text:tab/><text:tab/><text:span text:style-name="T7">period: number</text:span></text:p>
      <text:p text:style-name="P6"><text:tab/><text:tab/><text:span text:style-name="T7">numberPaymentsLeft: number,</text:span></text:p>
      <text:p text:style-name="P8"><text:tab/>}</text:p>
      <text:p text:style-name="P6"><text:tab/><text:span text:style-name="T9">private: Boolean</text:span><text:tab/><text:tab/></text:p>
      <text:p text:style-name="P5">}</text:p>
      <text:p text:style-name="P5"/>
      <text:p text:style-name="P18">Routes</text:p>
      <text:p text:style-name="P10"/>
      <text:p text:style-name="P11">USER REST</text:p>
      <text:p text:style-name="P11"/>
      <text:p text:style-name="P9">GET ../api/users/:id ← gets details of specific user</text:p>
      <text:p text:style-name="P9">GET ../api/users/ ← get list of all users</text:p>
      <text:p text:style-name="P9">POST ../api/users/ ← create new user</text:p>
      <text:p text:style-name="P9">DELETE ../api/users/:id delete specific user</text:p>
      <text:p text:style-name="P9"/>
      <text:p text:style-name="P11">PIGGY BANK</text:p>
      <text:p text:style-name="P11"/>
      <text:p text:style-name="P9">GET ../api/savingsbank/:id ← gets details of specific piggy bank</text:p>
      <text:p text:style-name="P9"/>
      <text:p text:style-name="P9">GET ../api/savingsbank/ ← get list of all piggy banks (queries are either related to user’s id or public)</text:p>
      <text:p text:style-name="P9"/>
      <text:p text:style-name="P9">POST ../api/savingsbank/ ← create new piggy bank</text:p>
      <text:p text:style-name="P9"/>
      <text:p text:style-name="P9">DELETE ../api/savingsbank/:id delete piggy bank</text:p>
      <text:p text:style-name="P11"/>
      <text:p text:style-name="P1"><text:span text:style-name="T1">Pages</text:span><text:line-break/><text:span text:style-name="T1">Landing</text:span><text:line-break/><text:span text:style-name="T1">Sign Up</text:span><text:line-break/><text:span text:style-name="T1">Log In</text:span><text:line-break/><text:span text:style-name="T1">Home Profile</text:span><text:line-break/><text:span text:style-name="T1">Add Piggy Bank</text:span><text:line-break/><text:span text:style-name="T1">Edit Piggy Bank</text:span></text:p>
      <text:p text:style-name="P13"/>
      <text:p text:style-name="P14">1. Database structure</text:p>
      <text:p text:style-name="P14">2. route structure</text:p>
      <text:p text:style-name="P14">------------------------------------------</text:p>
      <text:p text:style-name="P14">3. wire frame</text:p>
      <text:p text:style-name="P14">4.component structure</text:p>
      <text:p text:style-name="P14"/>
      <text:p text:style-name="P16">API</text:p>
      <text:p text:style-name="P14"/>
      <text:p text:style-name="P15"><text:a xlink:type="simple" xlink:href="https://www.clockworksms.com/" text:style-name="Internet_20_link" text:visited-style-name="Visited_20_Internet_20_Link">https://www.clockworksms.com/</text:a></text:p>
      <text:p text:style-name="P15"/>
      <text:p text:style-name="P14"/>
      <text:p text:style-name="P15"><text:a xlink:type="simple" xlink:href="https://www.dwolla.com/ach/ach-api/" text:style-name="Internet_20_link" text:visited-style-name="Visited_20_Internet_20_Link">https://www.dwolla.com/ach/ach-api/</text:a></text:p>
      <text:p text:style-name="P15"><text:a xlink:type="simple" xlink:href="https://developers.dwolla.com/resources/wire-transfer-api.html" text:style-name="Internet_20_link" text:visited-style-name="Visited_20_Internet_20_Link">https://developers.dwolla.com/resources/wire-transfer-api.html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1:09:49.467350673</meta:creation-date>
    <meta:editing-duration>P3DT7M15S</meta:editing-duration>
    <meta:editing-cycles>7</meta:editing-cycles>
    <meta:generator>LibreOffice/5.1.6.2$Linux_X86_64 LibreOffice_project/10m0$Build-2</meta:generator>
    <dc:date>2017-10-09T03:11:28.581257341</dc:date>
    <meta:document-statistic meta:table-count="0" meta:image-count="0" meta:object-count="0" meta:page-count="3" meta:paragraph-count="79" meta:word-count="368" meta:character-count="2226" meta:non-whitespace-character-count="1950"/>
  </office:meta>
</office:document-meta>
</file>